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Renderer_onthefly.setOutput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NGRenderer_onthefly.renderPage( PageViewport pageView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NGRenderer_onthefly.supports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nderer_onthefly.getCurrentOutputStream( int page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NGRenderer_onthefly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Renderer_onthefly.startRenderer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